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Liberation Sans" officeooo:rsid="001fb405" officeooo:paragraph-rsid="001fb405"/>
    </style:style>
    <style:style style:name="P2" style:family="paragraph" style:parent-style-name="Standard">
      <style:text-properties style:font-name="Liberation Sans" officeooo:rsid="00219eb5" officeooo:paragraph-rsid="00219eb5"/>
    </style:style>
    <style:style style:name="P3" style:family="paragraph" style:parent-style-name="Standard">
      <style:paragraph-properties fo:break-before="page"/>
      <style:text-properties style:font-name="Liberation Sans" fo:font-weight="bold" officeooo:rsid="001fb405" officeooo:paragraph-rsid="001fb405" style:font-weight-asian="bold" style:font-weight-complex="bold"/>
    </style:style>
    <style:style style:name="P4" style:family="paragraph" style:parent-style-name="Standard">
      <style:text-properties style:font-name="Liberation Sans" officeooo:rsid="001fb405" officeooo:paragraph-rsid="001fb405"/>
    </style:style>
    <style:style style:name="P5" style:family="paragraph" style:parent-style-name="Standard">
      <style:paragraph-properties fo:text-align="end" style:justify-single-word="false"/>
      <style:text-properties style:font-name="Liberation Sans" officeooo:rsid="001fb405" officeooo:paragraph-rsid="001fb405"/>
    </style:style>
    <style:style style:name="P6" style:family="paragraph" style:parent-style-name="Standard">
      <style:paragraph-properties fo:text-align="end" style:justify-single-word="false"/>
      <style:text-properties style:font-name="Liberation Sans" officeooo:rsid="0023448c" officeooo:paragraph-rsid="0023448c"/>
    </style:style>
    <style:style style:name="P7" style:family="paragraph" style:parent-style-name="Standard">
      <style:text-properties style:font-name="Liberation Sans" officeooo:rsid="00219eb5" officeooo:paragraph-rsid="0023992f"/>
    </style:style>
    <style:style style:name="P8" style:family="paragraph" style:parent-style-name="Standard">
      <style:text-properties style:font-name="Liberation Sans" officeooo:rsid="0023992f" officeooo:paragraph-rsid="0023992f"/>
    </style:style>
    <style:style style:name="P9" style:family="paragraph" style:parent-style-name="Standard" style:list-style-name="L5">
      <style:text-properties style:font-name="Liberation Sans" officeooo:rsid="0023992f" officeooo:paragraph-rsid="0023992f"/>
    </style:style>
    <style:style style:name="P10" style:family="paragraph" style:parent-style-name="Text_20_body">
      <style:text-properties officeooo:rsid="0023992f" officeooo:paragraph-rsid="0023992f"/>
    </style:style>
    <style:style style:name="P11" style:family="paragraph" style:parent-style-name="Text_20_body">
      <style:text-properties officeooo:rsid="00239d87" officeooo:paragraph-rsid="00239d87"/>
    </style:style>
    <style:style style:name="P12" style:family="paragraph" style:parent-style-name="Text_20_body" style:list-style-name="L6">
      <style:text-properties officeooo:rsid="00239d87" officeooo:paragraph-rsid="00239d87"/>
    </style:style>
    <style:style style:name="P13" style:family="paragraph" style:parent-style-name="Text_20_body">
      <style:text-properties officeooo:rsid="002416c1" officeooo:paragraph-rsid="002416c1"/>
    </style:style>
    <style:style style:name="P14" style:family="paragraph" style:parent-style-name="Text_20_body" style:list-style-name="L7">
      <style:text-properties officeooo:rsid="002416c1" officeooo:paragraph-rsid="002416c1"/>
    </style:style>
    <style:style style:name="P15" style:family="paragraph" style:parent-style-name="Heading_20_1">
      <style:text-properties officeooo:rsid="0023992f" officeooo:paragraph-rsid="0023992f"/>
    </style:style>
    <style:style style:name="P16" style:family="paragraph">
      <style:paragraph-properties fo:text-align="center"/>
    </style:style>
    <style:style style:name="P17" style:family="paragraph">
      <style:text-properties style:font-name="Liberation Sans"/>
    </style:style>
    <style:style style:name="P18" style:family="paragraph">
      <style:paragraph-properties fo:text-align="center"/>
      <style:text-properties style:font-name="Liberation Sans"/>
    </style:style>
    <style:style style:name="T1" style:family="text">
      <style:text-properties officeooo:rsid="0023448c"/>
    </style:style>
    <style:style style:name="T2" style:family="text">
      <style:text-properties officeooo:rsid="002416c1"/>
    </style:style>
    <style:style style:name="T3" style:family="text">
      <style:text-properties officeooo:rsid="002575e8"/>
    </style:style>
    <style:style style:name="T4" style:family="text">
      <style:text-properties style:font-name="Liberation San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Impulse</text:span> Programming Design 2014</text:p>
      <text:p text:style-name="P1"/>
      <text:p text:style-name="Subtitle"><text:span text:style-name="T1">The </text:span>“Time” <text:span text:style-name="T1">in</text:span> Impul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Contributors:</text:p>
      <text:p text:style-name="P5">Jerry Fan</text:p>
      <text:p text:style-name="P6">(add yourself)</text:p>
      <text:p text:style-name="P1"/>
      <text:p text:style-name="P3">Note on versioning</text:p>
      <text:p text:style-name="P1">Due to programming practices started in a previous robotics season, programs have a version number attached to them. The version corresponds to development of the program itself, therefore it <text:span text:style-name="T2">is</text:span> relevant to title design entries under version rather than date. Each version has different design intention. </text:p>
      <text:p text:style-name="P1"/>
      <text:h text:style-name="Heading_20_1" text:outline-level="1">TimeV1</text:h>
      <text:p text:style-name="P1"><draw:g text:anchor-type="paragraph" draw:z-index="0" draw:style-name="gr1"><draw:custom-shape draw:style-name="gr2" draw:text-style-name="P17" svg:width="4.049cm" svg:height="2.408cm" svg:x="12.125cm" svg:y="7.223cm"><text:p text:style-name="P16"><text:span text:style-name="T4">Output</text:span></text:p><draw:enhanced-geometry svg:viewBox="0 0 21600 21600" draw:type="rectangle" draw:enhanced-path="M 0 0 L 21600 0 21600 21600 0 21600 0 0 Z N"/></draw:custom-shape><draw:custom-shape draw:style-name="gr2" draw:text-style-name="P18" svg:width="4.181cm" svg:height="4.181cm" svg:x="6.41cm" svg:y="6.27cm"><text:p text:style-name="P16"><text:span text:style-name="T4">Variabl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17" svg:width="4.049cm" svg:height="2.408cm" svg:x="0.907cm" svg:y="7.196cm"><text:p text:style-name="P16"><text:span text:style-name="T4">Input</text:span></text:p><draw:enhanced-geometry svg:viewBox="0 0 21600 21600" draw:type="rectangle" draw:enhanced-path="M 0 0 L 21600 0 21600 21600 0 21600 0 0 Z N"/></draw:custom-shape><draw:custom-shape draw:style-name="gr2" draw:text-style-name="P17" svg:width="4.049cm" svg:height="2.408cm" svg:x="6.463cm" svg:y="2.381cm"><text:p text:style-name="P16"><text:span text:style-name="T4">Modifications</text:span></text:p><draw:enhanced-geometry svg:viewBox="0 0 21600 21600" draw:type="rectangle" draw:enhanced-path="M 0 0 L 21600 0 21600 21600 0 21600 0 0 Z N"/></draw:custom-shape><draw:custom-shape draw:style-name="gr3" svg:width="1.033cm" svg:height="1.033cm" svg:x="8.008cm" svg:y="4.9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5.19288888888889cm 8.884708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svg:width="1.033cm" svg:height="1.033cm" draw:transform="rotate (1.5707963267949) translate (10.8020555555556cm 8.884708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Code was created for simple control of robot using joystick, drawing from previous season's user control idea of requesting input and storage into variable, modification of variable, and output to motors. The robot was physically complete and ready for the first scrimmage at this poi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7">Simple time based autonomous functions have been imported over from last season, and adapted for use by changing ports. <text:span text:style-name="T1">Time based functions are used as no sensors have been attached onto the robot. Currently all autonomous does within a match was initialise the robot for user control. </text:span></text:p>
      <text:p text:style-name="P7"/>
      <text:p text:style-name="P8">Additional controls available are:</text:p>
      <text:list xml:id="list7031160922545699642" text:style-name="L5">
        <text:list-item>
          <text:p text:style-name="P9">Intake movement</text:p>
        </text:list-item>
        <text:list-item>
          <text:p text:style-name="P9">Lift movement</text:p>
        </text:list-item>
        <text:list-item>
          <text:p text:style-name="P9">Straight drive</text:p>
        </text:list-item>
        <text:list-item>
          <text:p text:style-name="P9">Turning drive</text:p>
        </text:list-item>
        <text:list-item>
          <text:p text:style-name="P9">Strafing drive</text:p>
        </text:list-item>
      </text:list>
      <text:p text:style-name="P7"/>
      <text:p text:style-name="P7"><text:span text:style-name="T1">It was doubtful any other team will have a proper autonomous set up as they would have been concentrating on getting a robot up and running for the first scrimmage.</text:span> <text:span text:style-name="T1">Wiring on the robot should be optimal with a 50/50 split on each half of the cortex. It was found last season that the micro-controller had a current limit, and power needs to be as even as possible for best results in ports 1-5 and 6-10. This version of the program was used in the first scrimmage.</text:span></text:p>
      <text:p text:style-name="P7"/>
      <text:h text:style-name="P15" text:outline-level="1"><text:soft-page-break/>TimeV2</text:h>
      <text:p text:style-name="P10">TimeV2 was created with the idea of a fully working autonomous and additional user control features that would match last season's. Starting with the addition of sensors and a rework of the lift, the physical robot was much improved.</text:p>
      <text:p text:style-name="P11">Available sensors:</text:p>
      <text:list xml:id="list2264751401746667789" text:style-name="L6">
        <text:list-item>
          <text:p text:style-name="P12">Potentiometer on left lift axle</text:p>
        </text:list-item>
        <text:list-item>
          <text:p text:style-name="P12">Potentiometer on right lift axle</text:p>
        </text:list-item>
        <text:list-item>
          <text:p text:style-name="P12">Shaft encoder on front left drive axle</text:p>
        </text:list-item>
        <text:list-item>
          <text:p text:style-name="P12">Shaft encoder on front right drive axle</text:p>
        </text:list-item>
      </text:list>
      <text:p text:style-name="P11"/>
      <text:p text:style-name="P11">With these, last year's code <text:span text:style-name="T2">was</text:span> fully imported into the current program. Pre second scrimmage changes <text:span text:style-name="T2">in sensors</text:span> include the upgrading of shaft encoders to integrated shaft encoders and the loss of one potentiometer on the lift <text:span text:style-name="T2">due to hardware breakages. Another potentiometer was added as a manual switch to help the program determine which side the Skyrise claw was on, a new addition to the robot.</text:span></text:p>
      <text:p text:style-name="P13">Additional sensors:</text:p>
      <text:list xml:id="list8332729264277174676" text:style-name="L7">
        <text:list-item>
          <text:p text:style-name="P14">Shaft encoder on back left drive motor</text:p>
        </text:list-item>
        <text:list-item>
          <text:p text:style-name="P14">Shaft encoder on back right drive motor</text:p>
        </text:list-item>
        <text:list-item>
          <text:p text:style-name="P14">Potentiometer attached to base as switch</text:p>
        </text:list-item>
      </text:list>
      <text:h text:style-name="Heading_20_2" text:outline-level="2">Autonomous function development</text:h>
      <text:p text:style-name="P11">The drive <text:span text:style-name="T2">autonomou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ch </meta:initial-creator>
    <meta:creation-date>2014-07-17T01:38:27.090820765</meta:creation-date>
    <dc:date>2014-07-17T15:07:05.808763662</dc:date>
    <dc:creator>Lich </dc:creator>
    <meta:editing-duration>PT57M24S</meta:editing-duration>
    <meta:editing-cycles>7</meta:editing-cycles>
    <meta:generator>LibreOffice/4.1.3.2$Linux_X86_64 LibreOffice_project/410m0$Build-2</meta:generator>
    <meta:document-statistic meta:table-count="0" meta:image-count="0" meta:object-count="0" meta:page-count="3" meta:paragraph-count="31" meta:word-count="429" meta:character-count="2555" meta:non-whitespace-character-count="2167"/>
  </office:meta>
</office:document-meta>
</file>